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/>
    </style:style>
    <style:style style:name="T7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8" style:family="text">
      <style:text-properties style:font-name="Verdana1" fo:font-size="14pt" fo:font-weight="bold"/>
    </style:style>
    <style:style style:name="T9" style:family="text">
      <style:text-properties fo:font-weight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Laurie’s Macaroni and Cheese</text:span><text:line-break/><text:span text:style-name="T11">By Laurie Bostwick <text:line-break/></text:span><text:line-break/>2 TB cornstarch<text:line-break/>1 tsp salt<text:line-break/>1/2 tsp dry mustard<text:line-break/>1/4 tsp pepper<text:line-break/>2 1/2 cups milk<text:line-break/>2 TB butter<text:line-break/>2 cups shredded sharp cheddar cheese<text:line-break/>1- 8 oz pkg cream cheese<text:line-break/>2-3 cups cooked and drained elbow noodles<text:line-break/>Bread crumbs, enough to cover<text:line-break/><text:line-break/>1. In medium saucepan, combine first 4 ingredients, stir in milk. Add butter. Stirring constantly, bring to a boil over medium high heat and boil 1 minute. <text:line-break/>2. Remove from heat. Stir in both cheeses, a bit at a time to incorporate and melt cheeses. Add elbows. Pour into greased 2 quart casserole. Sprinkle with bread crumbs. <text:line-break/>3. Bake uncovered in 375* oven for 25 minutes or until lightly browned. <text:line-break/><text:line-break/>(This also freezes very well. I put it in the throwaway pans...pull it out, bake at 375* for an hour or so, uncovered)<text:line-break/><text:line-break/>Enjoy!!</text:p>
      <text:p text:style-name="Text_20_body">***********************************************************</text:p>
      <text:p text:style-name="P1">Thank you Laurie for this great recipe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57:19.2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153" meta:character-count="901"/>
  </office:meta>
</office:document-meta>
</file>